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TIK-1: Hardware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Hardware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PU</text:p>
              </text:list-item>
              <text:list-item>
                <text:p>I/O</text:p>
              </text:list-item>
              <text:list-item>
                <text:p>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22:54:44.428256437</meta:creation-date>
    <meta:editing-duration>PT25S</meta:editing-duration>
    <meta:editing-cycles>5</meta:editing-cycles>
    <meta:generator>LibreOffice/4.2.8.2$Linux_X86_64 LibreOffice_project/420m0$Build-2</meta:generator>
    <meta:initial-creator>Bagus Tris Atmaja</meta:initial-creator>
    <dc:date>2015-10-17T22:55:50.719409423</dc:date>
    <dc:creator>Bagus Tris Atmaja</dc:creator>
    <meta:document-statistic meta:object-count="40"/>
  </office:meta>
</office:document-meta>
</file>